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65cm"/>
    </style:style>
    <style:style style:name="co2" style:family="table-column">
      <style:table-column-properties fo:break-before="auto" style:column-width="2.006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7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38cm"/>
    </style:style>
    <style:style style:name="co7" style:family="table-column">
      <style:table-column-properties fo:break-before="auto" style:column-width="4.81cm"/>
    </style:style>
    <style:style style:name="co8" style:family="table-column">
      <style:table-column-properties fo:break-before="auto" style:column-width="0.358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773cm"/>
    </style:style>
    <style:style style:name="co11" style:family="table-column">
      <style:table-column-properties fo:break-before="auto" style:column-width="9.178cm"/>
    </style:style>
    <style:style style:name="co12" style:family="table-column">
      <style:table-column-properties fo:break-before="auto" style:column-width="1.686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0.524cm"/>
    </style:style>
    <style:style style:name="co15" style:family="table-column">
      <style:table-column-properties fo:break-before="auto" style:column-width="0.855cm"/>
    </style:style>
    <style:style style:name="co16" style:family="table-column">
      <style:table-column-properties fo:break-before="auto" style:column-width="8.735cm"/>
    </style:style>
    <style:style style:name="co17" style:family="table-column">
      <style:table-column-properties fo:break-before="auto" style:column-width="1.438cm"/>
    </style:style>
    <style:style style:name="co18" style:family="table-column">
      <style:table-column-properties fo:break-before="auto" style:column-width="17.637cm"/>
    </style:style>
    <style:style style:name="co19" style:family="table-column">
      <style:table-column-properties fo:break-before="auto" style:column-width="5.198cm"/>
    </style:style>
    <style:style style:name="co20" style:family="table-column">
      <style:table-column-properties fo:break-before="auto" style:column-width="3.515cm"/>
    </style:style>
    <style:style style:name="co21" style:family="table-column">
      <style:table-column-properties fo:break-before="auto" style:column-width="0.494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11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fo:background-color="#ffffd7" fo:border="0.74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d7" fo:border="0.74pt solid #000000"/>
    </style:style>
    <style:style style:name="ce115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e994" fo:border="0.74pt solid #000000"/>
    </style:style>
    <style:style style:name="ce119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66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cc00"/>
    </style:style>
    <style:style style:name="ce17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7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7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7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ext-properties fo:font-size="8pt" style:font-size-asian="8pt" style:font-size-complex="8pt"/>
    </style:style>
    <style:style style:name="ce183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3" table:default-cell-style-name="ce24"/>
        <table:table-column table:style-name="co2" table:number-columns-repeated="2" table:default-cell-style-name="ce31"/>
        <table:table-column table:style-name="co3" table:default-cell-style-name="ce24"/>
        <table:table-column table:style-name="co2" table:default-cell-style-name="ce41"/>
        <table:table-column table:style-name="co2" table:default-cell-style-name="ce48"/>
        <table:table-column table:style-name="co4" table:number-columns-repeated="5" table:default-cell-style-name="ce110"/>
        <table:table-column table:style-name="co4" table:default-cell-style-name="ce114"/>
        <table:table-column table:style-name="co4" table:number-columns-repeated="6" table:default-cell-style-name="ce118"/>
        <table:table-column table:style-name="co4" table:number-columns-repeated="12" table:default-cell-style-name="ce122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9" office:value-type="date" office:date-value="2022-01-01" calcext:value-type="date">
            <text:p>01.01.22</text:p>
          </table:table-cell>
          <table:table-cell table:style-name="ce109" office:value-type="date" office:date-value="2022-02-01" calcext:value-type="date">
            <text:p>01.02.22</text:p>
          </table:table-cell>
          <table:table-cell table:style-name="ce109" office:value-type="date" office:date-value="2022-03-01" calcext:value-type="date">
            <text:p>01.03.22</text:p>
          </table:table-cell>
          <table:table-cell table:style-name="ce109" office:value-type="date" office:date-value="2022-04-01" calcext:value-type="date">
            <text:p>01.04.22</text:p>
          </table:table-cell>
          <table:table-cell table:style-name="ce109" office:value-type="date" office:date-value="2022-05-01" calcext:value-type="date">
            <text:p>01.05.22</text:p>
          </table:table-cell>
          <table:table-cell table:style-name="ce113" office:value-type="date" office:date-value="2022-06-01" calcext:value-type="date">
            <text:p>01.06.22</text:p>
          </table:table-cell>
          <table:table-cell table:style-name="ce117" office:value-type="date" office:date-value="2022-07-01" calcext:value-type="date">
            <text:p>01.07.22</text:p>
          </table:table-cell>
          <table:table-cell table:style-name="ce117" office:value-type="date" office:date-value="2022-08-01" calcext:value-type="date">
            <text:p>01.08.22</text:p>
          </table:table-cell>
          <table:table-cell table:style-name="ce117" office:value-type="date" office:date-value="2022-09-01" calcext:value-type="date">
            <text:p>01.09.22</text:p>
          </table:table-cell>
          <table:table-cell table:style-name="ce117" office:value-type="date" office:date-value="2022-10-01" calcext:value-type="date">
            <text:p>01.10.22</text:p>
          </table:table-cell>
          <table:table-cell table:style-name="ce117" office:value-type="date" office:date-value="2022-11-01" calcext:value-type="date">
            <text:p>01.11.22</text:p>
          </table:table-cell>
          <table:table-cell table:style-name="ce117" office:value-type="date" office:date-value="2022-12-01" calcext:value-type="date">
            <text:p>01.12.22</text:p>
          </table:table-cell>
          <table:table-cell table:style-name="ce121" office:value-type="date" office:date-value="2023-01-01" calcext:value-type="date">
            <text:p>01.01.23</text:p>
          </table:table-cell>
          <table:table-cell table:style-name="ce121" office:value-type="date" office:date-value="2023-02-01" calcext:value-type="date">
            <text:p>01.02.23</text:p>
          </table:table-cell>
          <table:table-cell table:style-name="ce121" office:value-type="date" office:date-value="2023-03-01" calcext:value-type="date">
            <text:p>01.03.23</text:p>
          </table:table-cell>
          <table:table-cell table:style-name="ce121" office:value-type="date" office:date-value="2023-04-01" calcext:value-type="date">
            <text:p>01.04.23</text:p>
          </table:table-cell>
          <table:table-cell table:style-name="ce121" office:value-type="date" office:date-value="2023-05-01" calcext:value-type="date">
            <text:p>01.05.23</text:p>
          </table:table-cell>
          <table:table-cell table:style-name="ce121" office:value-type="date" office:date-value="2023-06-01" calcext:value-type="date">
            <text:p>01.06.23</text:p>
          </table:table-cell>
          <table:table-cell table:style-name="ce121" office:value-type="date" office:date-value="2023-07-01" calcext:value-type="date">
            <text:p>01.07.23</text:p>
          </table:table-cell>
          <table:table-cell table:style-name="ce121" office:value-type="date" office:date-value="2023-08-01" calcext:value-type="date">
            <text:p>01.08.23</text:p>
          </table:table-cell>
          <table:table-cell table:style-name="ce121" office:value-type="date" office:date-value="2023-09-01" calcext:value-type="date">
            <text:p>01.09.23</text:p>
          </table:table-cell>
          <table:table-cell table:style-name="ce121" office:value-type="date" office:date-value="2023-10-01" calcext:value-type="date">
            <text:p>01.10.23</text:p>
          </table:table-cell>
          <table:table-cell table:style-name="ce121" office:value-type="date" office:date-value="2023-11-01" calcext:value-type="date">
            <text:p>01.11.23</text:p>
          </table:table-cell>
          <table:table-cell table:style-name="ce121" office:value-type="date" office:date-value="2023-12-01" calcext:value-type="date">
            <text:p>01.12.23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62" office:value-type="string" calcext:value-type="string" table:number-columns-spanned="2" table:number-rows-spanned="1">
            <text:p>Budget</text:p>
          </table:table-cell>
          <table:covered-table-cell table:style-name="ce62"/>
          <table:table-cell table:style-name="ce22"/>
          <table:table-cell table:style-name="ce86" office:value-type="string" calcext:value-type="string" table:number-columns-spanned="2" table:number-rows-spanned="1">
            <text:p>Effektiv</text:p>
          </table:table-cell>
          <table:covered-table-cell table:style-name="ce86"/>
          <table:table-cell table:style-name="ce22"/>
          <table:table-cell table:style-name="ce95" office:value-type="string" calcext:value-type="string" table:number-columns-spanned="2" table:number-rows-spanned="1">
            <text:p>Studienfall</text:p>
          </table:table-cell>
          <table:covered-table-cell table:style-name="ce95"/>
          <table:table-cell table:number-columns-repeated="17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62" office:value-type="string" calcext:value-type="string">
            <text:p>soll</text:p>
          </table:table-cell>
          <table:table-cell table:style-name="ce62" office:value-type="string" calcext:value-type="string">
            <text:p>haben</text:p>
          </table:table-cell>
          <table:table-cell table:style-name="ce23"/>
          <table:table-cell table:style-name="ce86" office:value-type="string" calcext:value-type="string">
            <text:p>soll</text:p>
          </table:table-cell>
          <table:table-cell table:style-name="ce86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95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4]" office:value-type="float" office:value="0" calcext:value-type="float">
            <text:p>0.00</text:p>
          </table:table-cell>
          <table:table-cell table:formula="of:=[.C4]" office:value-type="float" office:value="3169" calcext:value-type="float">
            <text:p>3169.00</text:p>
          </table:table-cell>
          <table:table-cell/>
          <table:table-cell table:formula="of:=[.E4]" office:value-type="float" office:value="0" calcext:value-type="float">
            <text:p>0.00</text:p>
          </table:table-cell>
          <table:table-cell table:formula="of:=[.F4]*0.8" office:value-type="float" office:value="2535.2" calcext:value-type="float">
            <text:p>2535.2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50" calcext:value-type="float">
            <text:p>105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number-columns-repeated="4"/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0" calcext:value-type="float">
            <text:p>0.00</text:p>
          </table:table-cell>
          <table:table-cell table:formula="of:=[.F6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/>
          <table:table-cell table:formula="of:=[.E7]" office:value-type="float" office:value="0" calcext:value-type="float">
            <text:p>0.00</text:p>
          </table:table-cell>
          <table:table-cell table:formula="of:=[.F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2"/>
          <table:table-cell table:formula="of:=[.B8]" office:value-type="float" office:value="120" calcext:value-type="float">
            <text:p>120.00</text:p>
          </table:table-cell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120" calcext:value-type="float">
            <text:p>12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aja, Lina, Uschi, Domi, 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150" calcext:value-type="float">
            <text:p>15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5"/>
          <table:table-cell table:formula="of:=[.E1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2]" office:value-type="float" office:value="0" calcext:value-type="float">
            <text:p>0.00</text:p>
          </table:table-cell>
          <table:table-cell/>
          <table:table-cell table:formula="of:=[.E12]" office:value-type="float" office:value="0" calcext:value-type="float">
            <text:p>0.00</text:p>
          </table:table-cell>
          <table:table-cell table:formula="of:=[.F12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number-columns-repeated="3"/>
          <table:table-cell office:value-type="float" office:value="216" calcext:value-type="float">
            <text:p>216.00</text:p>
          </table:table-cell>
          <table:table-cell table:formula="of:=[.C13]" office:value-type="float" office:value="0" calcext:value-type="float">
            <text:p>0.00</text:p>
          </table:table-cell>
          <table:table-cell/>
          <table:table-cell office:value-type="float" office:value="750" calcext:value-type="float">
            <text:p>750.00</text:p>
          </table:table-cell>
          <table:table-cell table:formula="of:=[.F13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115" office:value-type="float" office:value="177.5" calcext:value-type="float">
            <text:p>177.5</text:p>
          </table:table-cell>
          <table:table-cell table:number-columns-repeated="10"/>
          <table:table-cell office:value-type="float" office:value="300" calcext:value-type="float">
            <text:p>300</text:p>
          </table:table-cell>
          <table:table-cell table:style-name="ce123" office:value-type="float" office:value="123.2" calcext:value-type="float">
            <text:p>123.2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14]" office:value-type="float" office:value="0" calcext:value-type="float">
            <text:p>0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table:formula="of:=[.E14]"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15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150" calcext:value-type="float">
            <text:p>15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7]" office:value-type="float" office:value="0" calcext:value-type="float">
            <text:p>0.00</text:p>
          </table:table-cell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I4]*0.06" office:value-type="float" office:value="152.112" calcext:value-type="float">
            <text:p>152.11</text:p>
          </table:table-cell>
          <table:table-cell table:formula="of:=[.F18]" office:value-type="float" office:value="0" calcext:value-type="float">
            <text:p>0.00</text:p>
          </table:table-cell>
          <table:table-cell table:formula="of:=[.B18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66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8" office:value-type="float" office:value="44.8" calcext:value-type="float">
            <text:p>44.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8" office:value-type="float" office:value="44.8" calcext:value-type="float">
            <text:p>44.8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250" calcext:value-type="float">
            <text:p>250.00</text:p>
          </table:table-cell>
          <table:table-cell table:number-columns-repeated="2"/>
          <table:table-cell office:value-type="float" office:value="500" calcext:value-type="float">
            <text:p>50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0" calcext:value-type="float">
            <text:p>50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6" office:value-type="float" office:value="475.95" calcext:value-type="float">
            <text:p>475.95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/>
          <table:table-cell table:number-columns-repeated="6" office:value-type="float" office:value="475.95" calcext:value-type="float">
            <text:p>475.95</text:p>
          </table:table-cell>
          <table:table-cell table:number-columns-repeated="3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 office:value-type="float" office:value="150" calcext:value-type="float">
            <text:p>1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50" calcext:value-type="float">
            <text:p>150.00</text:p>
          </table:table-cell>
          <table:table-cell table:formula="of:=[.F22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23]" office:value-type="float" office:value="0" calcext:value-type="float">
            <text:p>0.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24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26]" office:value-type="float" office:value="124.35" calcext:value-type="float">
            <text:p>124.35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124.35" calcext:value-type="float">
            <text:p>124.35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5" table:style-name="ce111" office:value-type="float" office:value="124.35" calcext:value-type="float">
            <text:p>124.35</text:p>
          </table:table-cell>
          <table:table-cell table:style-name="ce115" office:value-type="float" office:value="124.35" calcext:value-type="float">
            <text:p>124.35</text:p>
          </table:table-cell>
          <table:table-cell table:number-columns-repeated="6" table:style-name="ce119" office:value-type="float" office:value="124.35" calcext:value-type="float">
            <text:p>124.35</text:p>
          </table:table-cell>
          <table:table-cell table:number-columns-repeated="12" table:style-name="ce123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SVA Eigenbeitrag akonto</text:p>
          </table:table-cell>
          <table:table-cell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/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0" calcext:value-type="float">
            <text:p>0.00</text:p>
          </table:table-cell>
          <table:table-cell table:formula="of:=[.F27]" office:value-type="float" office:value="0" calcext:value-type="float">
            <text:p>0.00</text:p>
          </table:table-cell>
          <table:table-cell table:style-name="ce111" office:value-type="float" office:value="131.9" calcext:value-type="float">
            <text:p>131.9</text:p>
          </table:table-cell>
          <table:table-cell table:number-columns-repeated="2"/>
          <table:table-cell table:style-name="ce111" office:value-type="float" office:value="131.9" calcext:value-type="float">
            <text:p>131.9</text:p>
          </table:table-cell>
          <table:table-cell table:number-columns-repeated="2"/>
          <table:table-cell table:style-name="ce119" office:value-type="float" office:value="131.9" calcext:value-type="float">
            <text:p>131.9</text:p>
          </table:table-cell>
          <table:table-cell table:number-columns-repeated="2"/>
          <table:table-cell table:style-name="ce119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3"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29]" office:value-type="float" office:value="0" calcext:value-type="float">
            <text:p>0.00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29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ankschliessfach</text:p>
          </table:table-cell>
          <table:table-cell table:style-name="ce14" table:formula="of:=161.55/12" office:value-type="float" office:value="13.4625" calcext:value-type="float">
            <text:p>13.46</text:p>
          </table:table-cell>
          <table:table-cell table:style-name="ce14"/>
          <table:table-cell table:style-name="ce25"/>
          <table:table-cell table:style-name="ce32"/>
          <table:table-cell table:style-name="ce32" table:formula="of:=[.C32]" office:value-type="float" office:value="0" calcext:value-type="float">
            <text:p>0.00</text:p>
          </table:table-cell>
          <table:table-cell table:style-name="ce25"/>
          <table:table-cell table:style-name="ce42" table:formula="of:=[.E32]" office:value-type="float" office:value="0" calcext:value-type="float">
            <text:p>0.00</text:p>
          </table:table-cell>
          <table:table-cell table:style-name="ce49" table:formula="of:=[.F32]" office:value-type="float" office:value="0" calcext:value-type="float">
            <text:p>0.00</text:p>
          </table:table-cell>
          <table:table-cell table:number-columns-repeated="10"/>
          <table:table-cell table:style-name="ce119" office:value-type="float" office:value="161.55" calcext:value-type="float">
            <text:p>161.55</text:p>
          </table:table-cell>
          <table:table-cell table:number-columns-repeated="11"/>
          <table:table-cell table:style-name="ce123" office:value-type="float" office:value="161.55" calcext:value-type="float">
            <text:p>161.55</text:p>
          </table:table-cell>
          <table:table-cell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2])" office:value-type="float" office:value="2761.29583333333" calcext:value-type="float">
            <text:p>2761.30</text:p>
          </table:table-cell>
          <table:table-cell table:style-name="ce15" table:formula="of:=SUM([.C4:.C32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2])-SUM([.E4:.E32])" office:value-type="float" office:value="252.05" calcext:value-type="float">
            <text:p>252.05</text:p>
          </table:table-cell>
          <table:table-cell table:style-name="ce26"/>
          <table:table-cell table:style-name="ce43"/>
          <table:table-cell table:style-name="ce50" table:formula="of:=SUM([.I4:.I32])-SUM([.H4:.H32])" office:value-type="float" office:value="-1367.862" calcext:value-type="float">
            <text:p>-1367.86</text:p>
          </table:table-cell>
          <table:table-cell table:formula="of:=SUM([.J2:.J32])" office:value-type="float" office:value="2436.85" calcext:value-type="float">
            <text:p>2436.85</text:p>
          </table:table-cell>
          <table:table-cell table:formula="of:=SUM([.K2:.K32])" office:value-type="float" office:value="2150.95" calcext:value-type="float">
            <text:p>2150.95</text:p>
          </table:table-cell>
          <table:table-cell table:formula="of:=SUM([.L2:.L32])" office:value-type="float" office:value="1719.95" calcext:value-type="float">
            <text:p>1719.95</text:p>
          </table:table-cell>
          <table:table-cell table:formula="of:=SUM([.M2:.M32])" office:value-type="float" office:value="2467.4" calcext:value-type="float">
            <text:p>2467.4</text:p>
          </table:table-cell>
          <table:table-cell table:formula="of:=SUM([.N2:.N32])" office:value-type="float" office:value="2901.7" calcext:value-type="float">
            <text:p>2901.7</text:p>
          </table:table-cell>
          <table:table-cell table:formula="of:=SUM([.O2:.O32])" office:value-type="float" office:value="2585.1" calcext:value-type="float">
            <text:p>2585.1</text:p>
          </table:table-cell>
          <table:table-cell table:formula="of:=SUM([.P2:.P32])" office:value-type="float" office:value="2322.6" calcext:value-type="float">
            <text:p>2322.6</text:p>
          </table:table-cell>
          <table:table-cell table:formula="of:=SUM([.Q2:.Q32])" office:value-type="float" office:value="2571.7" calcext:value-type="float">
            <text:p>2571.7</text:p>
          </table:table-cell>
          <table:table-cell table:formula="of:=SUM([.R2:.R32])" office:value-type="float" office:value="2340.7" calcext:value-type="float">
            <text:p>2340.7</text:p>
          </table:table-cell>
          <table:table-cell table:formula="of:=SUM([.S2:.S32])" office:value-type="float" office:value="2486.25" calcext:value-type="float">
            <text:p>2486.25</text:p>
          </table:table-cell>
          <table:table-cell table:formula="of:=SUM([.T2:.T32])" office:value-type="float" office:value="2707.3" calcext:value-type="float">
            <text:p>2707.3</text:p>
          </table:table-cell>
          <table:table-cell table:formula="of:=SUM([.U2:.U32])" office:value-type="float" office:value="2715.65" calcext:value-type="float">
            <text:p>2715.65</text:p>
          </table:table-cell>
          <table:table-cell table:formula="of:=SUM([.V2:.V32])" office:value-type="float" office:value="2436.85" calcext:value-type="float">
            <text:p>2436.85</text:p>
          </table:table-cell>
          <table:table-cell table:formula="of:=SUM([.W2:.W32])" office:value-type="float" office:value="2150.95" calcext:value-type="float">
            <text:p>2150.95</text:p>
          </table:table-cell>
          <table:table-cell table:formula="of:=SUM([.X2:.X32])" office:value-type="float" office:value="1719.95" calcext:value-type="float">
            <text:p>1719.95</text:p>
          </table:table-cell>
          <table:table-cell table:formula="of:=SUM([.Y2:.Y32])" office:value-type="float" office:value="2467.4" calcext:value-type="float">
            <text:p>2467.4</text:p>
          </table:table-cell>
          <table:table-cell table:formula="of:=SUM([.Z2:.Z32])" office:value-type="float" office:value="2901.7" calcext:value-type="float">
            <text:p>2901.7</text:p>
          </table:table-cell>
          <table:table-cell table:formula="of:=SUM([.AA2:.AA32])" office:value-type="float" office:value="2480.8" calcext:value-type="float">
            <text:p>2480.8</text:p>
          </table:table-cell>
          <table:table-cell table:formula="of:=SUM([.AB2:.AB32])" office:value-type="float" office:value="2322.6" calcext:value-type="float">
            <text:p>2322.6</text:p>
          </table:table-cell>
          <table:table-cell table:formula="of:=SUM([.AC2:.AC32])" office:value-type="float" office:value="2571.7" calcext:value-type="float">
            <text:p>2571.7</text:p>
          </table:table-cell>
          <table:table-cell table:formula="of:=SUM([.AD2:.AD32])" office:value-type="float" office:value="2340.7" calcext:value-type="float">
            <text:p>2340.7</text:p>
          </table:table-cell>
          <table:table-cell table:formula="of:=SUM([.AE2:.AE32])" office:value-type="float" office:value="2486.25" calcext:value-type="float">
            <text:p>2486.25</text:p>
          </table:table-cell>
          <table:table-cell table:formula="of:=SUM([.AF2:.AF32])" office:value-type="float" office:value="2707.3" calcext:value-type="float">
            <text:p>2707.3</text:p>
          </table:table-cell>
          <table:table-cell table:formula="of:=SUM([.AG2:.AG32])" office:value-type="float" office:value="2715.65" calcext:value-type="float">
            <text:p>2715.65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3]-[.B33]" office:value-type="float" office:value="407.704166666666" calcext:value-type="float" table:number-columns-spanned="2" table:number-rows-spanned="1">
            <text:p>407.70</text:p>
          </table:table-cell>
          <table:covered-table-cell table:style-name="ce20"/>
          <table:table-cell table:style-name="ce28"/>
          <table:table-cell table:style-name="ce35" table:formula="of:=[.F33]/30" office:value-type="float" office:value="8.40166666666667" calcext:value-type="float" table:number-columns-spanned="2" table:number-rows-spanned="1">
            <text:p>8.40</text:p>
          </table:table-cell>
          <table:covered-table-cell table:style-name="ce37"/>
          <table:table-cell table:style-name="ce28"/>
          <table:table-cell table:style-name="ce45" table:formula="of:=[.I33]/30" office:value-type="float" office:value="-45.5954" calcext:value-type="float" table:number-columns-spanned="2" table:number-rows-spanned="1">
            <text:p>-45.60</text:p>
          </table:table-cell>
          <table:covered-table-cell table:style-name="ce52"/>
          <table:table-cell table:style-name="ce112" table:formula="of:=[.C4]-[.J33]" office:value-type="float" office:value="732.15" calcext:value-type="float">
            <text:p>732.15</text:p>
          </table:table-cell>
          <table:table-cell table:style-name="ce112" table:formula="of:=[.C4]-[.K33]" office:value-type="float" office:value="1018.05" calcext:value-type="float">
            <text:p>1018.05</text:p>
          </table:table-cell>
          <table:table-cell table:style-name="ce112" table:formula="of:=[.C4]-[.L33]" office:value-type="float" office:value="1449.05" calcext:value-type="float">
            <text:p>1449.05</text:p>
          </table:table-cell>
          <table:table-cell table:style-name="ce112" table:formula="of:=[.C4]-[.M33]" office:value-type="float" office:value="701.6" calcext:value-type="float">
            <text:p>701.6</text:p>
          </table:table-cell>
          <table:table-cell table:style-name="ce112" table:formula="of:=[.C4]-[.N33]" office:value-type="float" office:value="267.3" calcext:value-type="float">
            <text:p>267.3</text:p>
          </table:table-cell>
          <table:table-cell table:style-name="ce116" table:formula="of:=[.C4]-[.O33]" office:value-type="float" office:value="583.9" calcext:value-type="float">
            <text:p>583.9</text:p>
          </table:table-cell>
          <table:table-cell table:style-name="ce120" table:formula="of:=[.C4]-[.P33]" office:value-type="float" office:value="846.4" calcext:value-type="float">
            <text:p>846.4</text:p>
          </table:table-cell>
          <table:table-cell table:style-name="ce120" table:formula="of:=[.C4]-[.Q33]" office:value-type="float" office:value="597.3" calcext:value-type="float">
            <text:p>597.3</text:p>
          </table:table-cell>
          <table:table-cell table:style-name="ce120" table:formula="of:=[.C4]-[.R33]" office:value-type="float" office:value="828.3" calcext:value-type="float">
            <text:p>828.3</text:p>
          </table:table-cell>
          <table:table-cell table:style-name="ce120" table:formula="of:=[.C4]-[.S33]" office:value-type="float" office:value="682.75" calcext:value-type="float">
            <text:p>682.75</text:p>
          </table:table-cell>
          <table:table-cell table:style-name="ce120" table:formula="of:=[.C4]-[.T33]" office:value-type="float" office:value="461.7" calcext:value-type="float">
            <text:p>461.7</text:p>
          </table:table-cell>
          <table:table-cell table:style-name="ce120" table:formula="of:=[.C4]-[.U33]" office:value-type="float" office:value="453.35" calcext:value-type="float">
            <text:p>453.35</text:p>
          </table:table-cell>
          <table:table-cell table:style-name="ce124" table:formula="of:=[.C4]-[.V33]" office:value-type="float" office:value="732.15" calcext:value-type="float">
            <text:p>732.15</text:p>
          </table:table-cell>
          <table:table-cell table:style-name="ce124" table:formula="of:=[.C4]-[.W33]" office:value-type="float" office:value="1018.05" calcext:value-type="float">
            <text:p>1018.05</text:p>
          </table:table-cell>
          <table:table-cell table:style-name="ce124" table:formula="of:=[.C4]-[.X33]" office:value-type="float" office:value="1449.05" calcext:value-type="float">
            <text:p>1449.05</text:p>
          </table:table-cell>
          <table:table-cell table:style-name="ce124" table:formula="of:=[.C4]-[.Y33]" office:value-type="float" office:value="701.6" calcext:value-type="float">
            <text:p>701.6</text:p>
          </table:table-cell>
          <table:table-cell table:style-name="ce124" table:formula="of:=[.C4]-[.Z33]" office:value-type="float" office:value="267.3" calcext:value-type="float">
            <text:p>267.3</text:p>
          </table:table-cell>
          <table:table-cell table:style-name="ce124" table:formula="of:=[.C4]-[.AA33]" office:value-type="float" office:value="688.2" calcext:value-type="float">
            <text:p>688.2</text:p>
          </table:table-cell>
          <table:table-cell table:style-name="ce124" table:formula="of:=[.C4]-[.AB33]" office:value-type="float" office:value="846.4" calcext:value-type="float">
            <text:p>846.4</text:p>
          </table:table-cell>
          <table:table-cell table:style-name="ce124" table:formula="of:=[.C4]-[.AC33]" office:value-type="float" office:value="597.3" calcext:value-type="float">
            <text:p>597.3</text:p>
          </table:table-cell>
          <table:table-cell table:style-name="ce124" table:formula="of:=[.C4]-[.AD33]" office:value-type="float" office:value="828.3" calcext:value-type="float">
            <text:p>828.3</text:p>
          </table:table-cell>
          <table:table-cell table:style-name="ce124" table:formula="of:=[.C4]-[.AE33]" office:value-type="float" office:value="682.75" calcext:value-type="float">
            <text:p>682.75</text:p>
          </table:table-cell>
          <table:table-cell table:style-name="ce124" table:formula="of:=[.C4]-[.AF33]" office:value-type="float" office:value="461.7" calcext:value-type="float">
            <text:p>461.7</text:p>
          </table:table-cell>
          <table:table-cell table:style-name="ce124" table:formula="of:=[.C4]-[.AG33]" office:value-type="float" office:value="453.35" calcext:value-type="float">
            <text:p>453.35</text:p>
          </table:table-cell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5]/30" office:value-type="float" office:value="13.5901388888889" calcext:value-type="float" table:number-columns-spanned="2" table:number-rows-spanned="1">
            <text:p>13.59</text:p>
          </table:table-cell>
          <table:covered-table-cell table:style-name="ce21"/>
          <table:table-cell table:style-name="ce29"/>
          <table:table-cell table:style-name="ce36" table:formula="of:=[.E35]/30" office:value-type="float" office:value="0.280055555555556" calcext:value-type="float" table:number-columns-spanned="2" table:number-rows-spanned="1">
            <text:p>0.28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formula="of:=[.J35]/30" office:value-type="float" office:value="24.405" calcext:value-type="float">
            <text:p>24.405</text:p>
          </table:table-cell>
          <table:table-cell table:formula="of:=[.K35]/30" office:value-type="float" office:value="33.935" calcext:value-type="float">
            <text:p>33.935</text:p>
          </table:table-cell>
          <table:table-cell table:formula="of:=[.L35]/30" office:value-type="float" office:value="48.3016666666667" calcext:value-type="float">
            <text:p>48.3016666666667</text:p>
          </table:table-cell>
          <table:table-cell table:formula="of:=[.M35]/30" office:value-type="float" office:value="23.3866666666667" calcext:value-type="float">
            <text:p>23.3866666666667</text:p>
          </table:table-cell>
          <table:table-cell table:formula="of:=[.N35]/30" office:value-type="float" office:value="8.91" calcext:value-type="float">
            <text:p>8.91</text:p>
          </table:table-cell>
          <table:table-cell table:formula="of:=[.O35]/30" office:value-type="float" office:value="19.4633333333333" calcext:value-type="float">
            <text:p>19.4633333333333</text:p>
          </table:table-cell>
          <table:table-cell table:formula="of:=[.P35]/30" office:value-type="float" office:value="28.2133333333333" calcext:value-type="float">
            <text:p>28.2133333333333</text:p>
          </table:table-cell>
          <table:table-cell table:formula="of:=[.Q35]/30" office:value-type="float" office:value="19.91" calcext:value-type="float">
            <text:p>19.91</text:p>
          </table:table-cell>
          <table:table-cell table:formula="of:=[.R35]/30" office:value-type="float" office:value="27.61" calcext:value-type="float">
            <text:p>27.61</text:p>
          </table:table-cell>
          <table:table-cell table:formula="of:=[.S35]/30" office:value-type="float" office:value="22.7583333333333" calcext:value-type="float">
            <text:p>22.7583333333333</text:p>
          </table:table-cell>
          <table:table-cell table:formula="of:=[.T35]/30" office:value-type="float" office:value="15.39" calcext:value-type="float">
            <text:p>15.39</text:p>
          </table:table-cell>
          <table:table-cell table:formula="of:=[.U35]/30" office:value-type="float" office:value="15.1116666666667" calcext:value-type="float">
            <text:p>15.1116666666667</text:p>
          </table:table-cell>
          <table:table-cell table:formula="of:=[.V35]/30" office:value-type="float" office:value="24.405" calcext:value-type="float">
            <text:p>24.405</text:p>
          </table:table-cell>
          <table:table-cell table:formula="of:=[.W35]/30" office:value-type="float" office:value="33.935" calcext:value-type="float">
            <text:p>33.935</text:p>
          </table:table-cell>
          <table:table-cell table:formula="of:=[.X35]/30" office:value-type="float" office:value="48.3016666666667" calcext:value-type="float">
            <text:p>48.3016666666667</text:p>
          </table:table-cell>
          <table:table-cell table:formula="of:=[.Y35]/30" office:value-type="float" office:value="23.3866666666667" calcext:value-type="float">
            <text:p>23.3866666666667</text:p>
          </table:table-cell>
          <table:table-cell table:formula="of:=[.Z35]/30" office:value-type="float" office:value="8.91" calcext:value-type="float">
            <text:p>8.91</text:p>
          </table:table-cell>
          <table:table-cell table:formula="of:=[.AA35]/30" office:value-type="float" office:value="22.94" calcext:value-type="float">
            <text:p>22.94</text:p>
          </table:table-cell>
          <table:table-cell table:formula="of:=[.AB35]/30" office:value-type="float" office:value="28.2133333333333" calcext:value-type="float">
            <text:p>28.2133333333333</text:p>
          </table:table-cell>
          <table:table-cell table:formula="of:=[.AC35]/30" office:value-type="float" office:value="19.91" calcext:value-type="float">
            <text:p>19.91</text:p>
          </table:table-cell>
          <table:table-cell table:formula="of:=[.AD35]/30" office:value-type="float" office:value="27.61" calcext:value-type="float">
            <text:p>27.61</text:p>
          </table:table-cell>
          <table:table-cell table:formula="of:=[.AE35]/30" office:value-type="float" office:value="22.7583333333333" calcext:value-type="float">
            <text:p>22.7583333333333</text:p>
          </table:table-cell>
          <table:table-cell table:formula="of:=[.AF35]/30" office:value-type="float" office:value="15.39" calcext:value-type="float">
            <text:p>15.39</text:p>
          </table:table-cell>
          <table:table-cell table:formula="of:=[.AG35]/30" office:value-type="float" office:value="15.1116666666667" calcext:value-type="float">
            <text:p>15.1116666666667</text:p>
          </table:table-cell>
        </table:table-row>
        <table:table-row table:style-name="ro2">
          <table:table-cell table:style-name="ce9"/>
          <table:table-cell table:style-name="ce19" table:number-columns-repeated="8"/>
          <table:table-cell table:style-name="Default" table:number-columns-repeated="24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21"/>
          <table:table-cell table:style-name="Default" table:formula="of:=SUM([.V35:.AG35])-12*200" office:value-type="float" office:value="6326.15" calcext:value-type="float">
            <text:p>6326.15</text:p>
          </table:table-cell>
          <table:table-cell table:style-name="Default" table:number-columns-repeated="11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3"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/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Tabak</text:p>
          </table:table-cell>
          <table:covered-table-cell table:style-name="ce172"/>
          <table:covered-table-cell table:number-columns-repeated="2"/>
          <table:table-cell/>
          <table:table-cell table:style-name="ce17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7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7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72" table:formula="of:=SUM([.F3:.F7])" office:value-type="float" office:value="16" calcext:value-type="float">
            <text:p>1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3:.I6])*[.I9]" office:value-type="float" office:value="132.5" calcext:value-type="float">
            <text:p>132.5</text:p>
          </table:table-cell>
          <table:table-cell/>
          <table:table-cell table:style-name="ce17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7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7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7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7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8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7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72" table:formula="of:=SUM([.A3:.A17])" office:value-type="float" office:value="20" calcext:value-type="float">
            <text:p>20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2" table:formula="of:=SUM([.F11:.F18])" office:value-type="float" office:value="11" calcext:value-type="float">
            <text:p>1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7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72" table:formula="of:=SUM([.A21:.A30])" office:value-type="float" office:value="13" calcext:value-type="float">
            <text:p>1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22:.F43])" office:value-type="float" office:value="96" calcext:value-type="float">
            <text:p>9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48:.F58])" office:value-type="float" office:value="7" calcext:value-type="float">
            <text:p>7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7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72" table:formula="of:=SUM([.F69:.F72])" office:value-type="float" office:value="3" calcext:value-type="float">
            <text:p>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7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72" table:formula="of:=SUM([.F77:.F84])" office:value-type="float" office:value="1" calcext:value-type="float">
            <text:p>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72" table:formula="of:=SUM([.A69:.A112])" office:value-type="float" office:value="22" calcext:value-type="float">
            <text:p>22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82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17" table:default-cell-style-name="ce182"/>
        <table:table-column table:style-name="co10" table:default-cell-style-name="ce182"/>
        <table:table-column table:style-name="co5" table:number-columns-repeated="55" table:default-cell-style-name="ce182"/>
        <table:table-row table:style-name="ro3"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Monatlich</text:p>
          </table:table-cell>
          <table:table-cell table:style-name="ce181" office:value-type="string" calcext:value-type="string">
            <text:p>Done</text:p>
          </table:table-cell>
          <table:table-cell table:style-name="ce181"/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Done</text:p>
          </table:table-cell>
          <table:table-cell table:style-name="ce18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8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72" office:value-type="string" calcext:value-type="string">
            <text:p>Auszahlung</text:p>
          </table:table-cell>
          <table:table-cell table:style-name="ce172" table:formula="of:=[.B6]-[.B10]" office:value-type="float" office:value="-1290" calcext:value-type="float">
            <text:p>-1290</text:p>
          </table:table-cell>
          <table:table-cell table:style-name="ce172" table:formula="of:=[.B12]/12" office:value-type="float" office:value="-107.5" calcext:value-type="float">
            <text:p>-107.5</text:p>
          </table:table-cell>
          <table:table-cell table:style-name="ce172"/>
          <table:table-cell table:style-name="ce172" table:formula="of:=[.E6]-[.E10]" office:value-type="float" office:value="14010" calcext:value-type="float">
            <text:p>14010</text:p>
          </table:table-cell>
          <table:table-cell table:style-name="ce172" table:formula="of:=[.E12]/12" office:value-type="float" office:value="1167.5" calcext:value-type="float">
            <text:p>11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.00.0000</text:date>, <text:time style:data-style-name="N2" text:time-value="03:03:47.6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5-27T16:39:42.384000000</dc:date>
    <meta:editing-duration>P4DT8H50M6S</meta:editing-duration>
    <meta:editing-cycles>155</meta:editing-cycles>
    <meta:print-date>2022-04-06T01:20:02.443000000</meta:print-date>
    <meta:document-statistic meta:table-count="5" meta:cell-count="1126" meta:object-count="0"/>
  </office:meta>
</office:document-meta>
</file>